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5.754cm"/>
    </style:style>
    <style:style style:name="Tabelle1.B" style:family="table-column">
      <style:table-column-properties style:column-width="5.629cm"/>
    </style:style>
    <style:style style:name="Tabelle1.C" style:family="table-column">
      <style:table-column-properties style:column-width="5.62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b239d" officeooo:paragraph-rsid="001b239d"/>
    </style:style>
    <style:style style:name="P3" style:family="paragraph" style:parent-style-name="Standard">
      <style:text-properties officeooo:rsid="001fe79d" officeooo:paragraph-rsid="001fe79d"/>
    </style:style>
    <style:style style:name="P4" style:family="paragraph" style:parent-style-name="Standard">
      <style:text-properties fo:color="#009900" officeooo:rsid="001fe79d" officeooo:paragraph-rsid="001fe79d"/>
    </style:style>
    <style:style style:name="P5" style:family="paragraph" style:parent-style-name="Standard">
      <style:text-properties fo:color="#000099" officeooo:rsid="001fe79d" officeooo:paragraph-rsid="0021c853"/>
    </style:style>
    <style:style style:name="P6" style:family="paragraph" style:parent-style-name="Standard">
      <style:text-properties fo:color="#000099" officeooo:rsid="0021c853" officeooo:paragraph-rsid="0021c853"/>
    </style:style>
    <style:style style:name="P7" style:family="paragraph" style:parent-style-name="Standard">
      <style:text-properties fo:color="#000099" officeooo:rsid="0021c853" officeooo:paragraph-rsid="0022414d"/>
    </style:style>
    <style:style style:name="P8" style:family="paragraph" style:parent-style-name="Standard">
      <style:text-properties fo:color="#000099" officeooo:rsid="0021c853" officeooo:paragraph-rsid="0023f2c8"/>
    </style:style>
    <style:style style:name="P9" style:family="paragraph" style:parent-style-name="Standard">
      <style:text-properties fo:color="#990000" officeooo:rsid="0021c853" officeooo:paragraph-rsid="00263bf2"/>
    </style:style>
    <style:style style:name="P10" style:family="paragraph" style:parent-style-name="Standard">
      <style:text-properties fo:color="#990000" officeooo:rsid="0021c853" officeooo:paragraph-rsid="001b239d"/>
    </style:style>
    <style:style style:name="P11" style:family="paragraph" style:parent-style-name="Standard">
      <style:text-properties fo:color="#990000" officeooo:rsid="0021c853" officeooo:paragraph-rsid="00418e1c"/>
    </style:style>
    <style:style style:name="P12" style:family="paragraph" style:parent-style-name="Standard">
      <style:text-properties style:use-window-font-color="true" officeooo:rsid="0021c853" officeooo:paragraph-rsid="001b239d"/>
    </style:style>
    <style:style style:name="P13" style:family="paragraph" style:parent-style-name="Text_20_body">
      <style:text-properties officeooo:paragraph-rsid="0036d8c4"/>
    </style:style>
    <style:style style:name="P14" style:family="paragraph" style:parent-style-name="Text_20_body">
      <style:paragraph-properties fo:text-align="center" style:justify-single-word="false"/>
      <style:text-properties officeooo:paragraph-rsid="003d310d"/>
    </style:style>
    <style:style style:name="P1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6" style:family="paragraph" style:parent-style-name="Table_20_Contents">
      <style:text-properties officeooo:rsid="0037b310" officeooo:paragraph-rsid="0037b310"/>
    </style:style>
    <style:style style:name="P17" style:family="paragraph" style:parent-style-name="Table_20_Contents">
      <style:text-properties officeooo:rsid="0037b310" officeooo:paragraph-rsid="00531c6e"/>
    </style:style>
    <style:style style:name="P18" style:family="paragraph" style:parent-style-name="Table_20_Contents">
      <style:text-properties fo:font-weight="bold" officeooo:rsid="0037b310" officeooo:paragraph-rsid="0037b310" style:font-weight-asian="bold" style:font-weight-complex="bold"/>
    </style:style>
    <style:style style:name="P19" style:family="paragraph" style:parent-style-name="Table_20_Contents">
      <style:text-properties officeooo:rsid="00531c6e" officeooo:paragraph-rsid="00531c6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Standard">
      <style:text-properties fo:color="#000099" officeooo:rsid="0040e70b" officeooo:paragraph-rsid="00418e1c"/>
    </style:style>
    <style:style style:name="P24" style:family="paragraph" style:parent-style-name="Standard">
      <style:text-properties fo:color="#000099" officeooo:rsid="0040e70b" officeooo:paragraph-rsid="00425545" fo:background-color="transparent"/>
    </style:style>
    <style:style style:name="P25" style:family="paragraph" style:parent-style-name="Standard">
      <style:text-properties fo:color="#000099" officeooo:rsid="0021c853" officeooo:paragraph-rsid="00425545" fo:background-color="transparent"/>
    </style:style>
    <style:style style:name="P26" style:family="paragraph" style:parent-style-name="Standard">
      <style:text-properties fo:color="#990000" officeooo:rsid="0040e70b" officeooo:paragraph-rsid="00418e1c" fo:background-color="transparent"/>
    </style:style>
    <style:style style:name="P27" style:family="paragraph" style:parent-style-name="Standard">
      <style:text-properties style:use-window-font-color="true" officeooo:rsid="0044206d" officeooo:paragraph-rsid="0044206d" fo:background-color="transparent"/>
    </style:style>
    <style:style style:name="P28" style:family="paragraph" style:parent-style-name="Standard">
      <style:text-properties style:use-window-font-color="true" officeooo:rsid="0021c853" officeooo:paragraph-rsid="0044206d" fo:background-color="transparent"/>
    </style:style>
    <style:style style:name="P29" style:family="paragraph" style:parent-style-name="Standard" style:list-style-name="L4">
      <style:text-properties officeooo:paragraph-rsid="0087b721"/>
    </style:style>
    <style:style style:name="P30" style:family="paragraph" style:parent-style-name="Standard">
      <style:text-properties officeooo:paragraph-rsid="00636ede"/>
    </style:style>
    <style:style style:name="P31" style:family="paragraph" style:parent-style-name="Standard">
      <style:text-properties officeooo:rsid="001b239d" officeooo:paragraph-rsid="001b239d" fo:background-color="transparent"/>
    </style:style>
    <style:style style:name="P32" style:family="paragraph" style:parent-style-name="Standard">
      <style:text-properties officeooo:rsid="001c89b4" officeooo:paragraph-rsid="001c89b4" fo:background-color="transparent"/>
    </style:style>
    <style:style style:name="P33" style:family="paragraph" style:parent-style-name="Standard">
      <style:text-properties officeooo:rsid="001e302a" officeooo:paragraph-rsid="001e302a" fo:background-color="transparent"/>
    </style:style>
    <style:style style:name="P34" style:family="paragraph" style:parent-style-name="Standard">
      <style:text-properties officeooo:rsid="001e302a" officeooo:paragraph-rsid="006b5443" fo:background-color="transparent"/>
    </style:style>
    <style:style style:name="P35" style:family="paragraph" style:parent-style-name="Standard">
      <style:text-properties officeooo:rsid="00346c82" officeooo:paragraph-rsid="00346c82" fo:background-color="transparent"/>
    </style:style>
    <style:style style:name="P36" style:family="paragraph" style:parent-style-name="Standard">
      <style:text-properties officeooo:rsid="00296131" officeooo:paragraph-rsid="002ca5b9" fo:background-color="transparent"/>
    </style:style>
    <style:style style:name="P37" style:family="paragraph" style:parent-style-name="Standard">
      <style:text-properties officeooo:rsid="00276545" officeooo:paragraph-rsid="002cc43d" fo:background-color="transparent"/>
    </style:style>
    <style:style style:name="P38" style:family="paragraph" style:parent-style-name="Standard">
      <style:text-properties officeooo:rsid="00276545" officeooo:paragraph-rsid="0045b861" fo:background-color="transparent"/>
    </style:style>
    <style:style style:name="P39" style:family="paragraph" style:parent-style-name="Standard">
      <style:text-properties officeooo:rsid="00163feb" officeooo:paragraph-rsid="00163feb" fo:background-color="transparent"/>
    </style:style>
    <style:style style:name="P40" style:family="paragraph" style:parent-style-name="Standard">
      <style:text-properties officeooo:rsid="00163feb" officeooo:paragraph-rsid="00164cc0" fo:background-color="transparent"/>
    </style:style>
    <style:style style:name="P41" style:family="paragraph" style:parent-style-name="Standard">
      <style:text-properties style:font-name="Liberation Mono" fo:font-size="10pt" officeooo:rsid="00296131" officeooo:paragraph-rsid="0030ea52" fo:background-color="transparent" style:font-size-asian="10pt" style:font-size-complex="10pt"/>
    </style:style>
    <style:style style:name="P42" style:family="paragraph" style:parent-style-name="Standard">
      <style:text-properties style:font-name="Liberation Mono" fo:font-size="10pt" officeooo:rsid="00296131" officeooo:paragraph-rsid="00475bb0" fo:background-color="transparent" style:font-size-asian="10pt" style:font-size-complex="10pt"/>
    </style:style>
    <style:style style:name="P43" style:family="paragraph" style:parent-style-name="Standard">
      <style:text-properties style:font-name="Liberation Mono" fo:font-size="10pt" officeooo:rsid="00296131" officeooo:paragraph-rsid="002ca5b9" fo:background-color="transparent" style:font-size-asian="10pt" style:font-size-complex="10pt"/>
    </style:style>
    <style:style style:name="P44" style:family="paragraph" style:parent-style-name="Standard">
      <style:text-properties style:font-name="Liberation Mono" fo:font-size="10pt" officeooo:rsid="00296131" officeooo:paragraph-rsid="007d2725" fo:background-color="transparent" style:font-size-asian="10pt" style:font-size-complex="10pt"/>
    </style:style>
    <style:style style:name="P45" style:family="paragraph" style:parent-style-name="Standard">
      <style:text-properties style:font-name="Liberation Mono" fo:font-size="10pt" officeooo:rsid="002ca5b9" officeooo:paragraph-rsid="0030ea52" fo:background-color="transparent" style:font-size-asian="10pt" style:font-size-complex="10pt"/>
    </style:style>
    <style:style style:name="P46" style:family="paragraph" style:parent-style-name="Standard">
      <style:text-properties style:font-name="Liberation Mono" fo:font-size="10pt" officeooo:rsid="002ca5b9" officeooo:paragraph-rsid="00799bc0" fo:background-color="transparent" style:font-size-asian="10pt" style:font-size-complex="10pt"/>
    </style:style>
    <style:style style:name="P47" style:family="paragraph" style:parent-style-name="Standard">
      <style:text-properties style:font-name="Liberation Mono" fo:font-size="10pt" officeooo:rsid="002ca5b9" officeooo:paragraph-rsid="00494a2d" fo:background-color="transparent" style:font-size-asian="10pt" style:font-size-complex="10pt"/>
    </style:style>
    <style:style style:name="P48" style:family="paragraph" style:parent-style-name="Standard">
      <style:text-properties style:font-name="Liberation Mono" fo:font-size="10pt" officeooo:rsid="002ca5b9" officeooo:paragraph-rsid="002ca5b9" fo:background-color="transparent" style:font-size-asian="10pt" style:font-size-complex="10pt"/>
    </style:style>
    <style:style style:name="P49" style:family="paragraph" style:parent-style-name="Standard">
      <style:text-properties style:font-name="Liberation Mono" fo:font-size="10pt" officeooo:rsid="002ca5b9" officeooo:paragraph-rsid="004a40b3" fo:background-color="transparent" style:font-size-asian="10pt" style:font-size-complex="10pt"/>
    </style:style>
    <style:style style:name="P50" style:family="paragraph" style:parent-style-name="Text_20_body" style:list-style-name="L1">
      <style:text-properties style:text-position="0% 100%" officeooo:rsid="0054a8bd" officeooo:paragraph-rsid="0054a8bd"/>
    </style:style>
    <style:style style:name="P51" style:family="paragraph" style:parent-style-name="Text_20_body" style:list-style-name="L1">
      <style:text-properties style:text-position="0% 100%" officeooo:rsid="005bf68e" officeooo:paragraph-rsid="005bf68e"/>
    </style:style>
    <style:style style:name="P52" style:family="paragraph" style:parent-style-name="Text_20_body" style:list-style-name="L2">
      <style:text-properties style:text-position="0% 100%" officeooo:rsid="0057ed0d" officeooo:paragraph-rsid="0057ed0d"/>
    </style:style>
    <style:style style:name="P53" style:family="paragraph" style:parent-style-name="Text_20_body" style:list-style-name="L2">
      <style:text-properties officeooo:rsid="0059ebb4" officeooo:paragraph-rsid="0059ebb4"/>
    </style:style>
    <style:style style:name="P54" style:family="paragraph" style:parent-style-name="Text_20_body" style:list-style-name="L3">
      <style:text-properties officeooo:rsid="0050d7e6" officeooo:paragraph-rsid="005183c3"/>
    </style:style>
    <style:style style:name="P55" style:family="paragraph" style:parent-style-name="Text_20_body" style:list-style-name="L3">
      <style:text-properties officeooo:rsid="00508381" officeooo:paragraph-rsid="00508381"/>
    </style:style>
    <style:style style:name="P56" style:family="paragraph" style:parent-style-name="Text_20_body" style:list-style-name="L3">
      <style:text-properties officeooo:rsid="0052d38f" officeooo:paragraph-rsid="0052d38f"/>
    </style:style>
    <style:style style:name="P57" style:family="paragraph" style:parent-style-name="Text_20_body">
      <style:text-properties officeooo:rsid="005e9dbe" officeooo:paragraph-rsid="005e9dbe"/>
    </style:style>
    <style:style style:name="P58" style:family="paragraph" style:parent-style-name="Text_20_body">
      <style:text-properties officeooo:paragraph-rsid="005e9dbe"/>
    </style:style>
    <style:style style:name="P59" style:family="paragraph" style:parent-style-name="Text_20_body" style:list-style-name="L5">
      <style:text-properties officeooo:rsid="006c4de4" officeooo:paragraph-rsid="006c4de4"/>
    </style:style>
    <style:style style:name="P60" style:family="paragraph" style:parent-style-name="Text_20_body" style:list-style-name="L5">
      <style:text-properties officeooo:rsid="0088edeb" officeooo:paragraph-rsid="0088edeb"/>
    </style:style>
    <style:style style:name="P61" style:family="paragraph" style:parent-style-name="Text_20_body">
      <style:paragraph-properties fo:margin-top="0cm" fo:margin-bottom="0cm" loext:contextual-spacing="true"/>
      <style:text-properties style:font-name="Liberation Mono" fo:font-size="10pt" officeooo:rsid="002ca5b9" officeooo:paragraph-rsid="007e602a" fo:background-color="transparent" style:font-size-asian="10pt" style:font-size-complex="10pt"/>
    </style:style>
    <style:style style:name="P62" style:family="paragraph" style:parent-style-name="Text_20_body">
      <style:paragraph-properties fo:margin-top="0cm" fo:margin-bottom="0cm" loext:contextual-spacing="true"/>
      <style:text-properties style:font-name="Liberation Mono" fo:font-size="10pt" officeooo:rsid="007f9f74" officeooo:paragraph-rsid="007f9f74" style:font-size-asian="10pt" style:font-size-complex="10pt"/>
    </style:style>
    <style:style style:name="P63" style:family="paragraph" style:parent-style-name="Text_20_body">
      <style:paragraph-properties fo:margin-top="0cm" fo:margin-bottom="0cm" loext:contextual-spacing="true"/>
      <style:text-properties style:font-name="Times new roman" fo:font-size="10pt" officeooo:rsid="008d0cb3" officeooo:paragraph-rsid="008dcafc" fo:background-color="transparent" style:font-size-asian="10pt" style:font-size-complex="10pt"/>
    </style:style>
    <style:style style:name="P64" style:family="paragraph" style:parent-style-name="Preformatted_20_Text" style:list-style-name="L4">
      <style:text-properties officeooo:paragraph-rsid="0064481a"/>
    </style:style>
    <style:style style:name="P65" style:family="paragraph" style:parent-style-name="Preformatted_20_Text" style:list-style-name="L4">
      <style:text-properties officeooo:paragraph-rsid="00662ea2"/>
    </style:style>
    <style:style style:name="P66" style:family="paragraph" style:parent-style-name="Heading_20_2">
      <style:text-properties officeooo:paragraph-rsid="0054a8bd"/>
    </style:style>
    <style:style style:name="P67" style:family="paragraph" style:parent-style-name="Heading_20_2">
      <style:text-properties fo:background-color="transparent"/>
    </style:style>
    <style:style style:name="P68" style:family="paragraph" style:parent-style-name="Heading_20_2">
      <style:text-properties officeooo:rsid="006c4de4" officeooo:paragraph-rsid="006c4de4"/>
    </style:style>
    <style:style style:name="P69" style:family="paragraph" style:parent-style-name="Heading_20_2">
      <style:text-properties officeooo:paragraph-rsid="007e602a"/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Heading_20_2">
      <style:paragraph-properties fo:break-before="page"/>
      <style:text-properties style:text-position="0% 100%" officeooo:rsid="0036d8c4" officeooo:paragraph-rsid="0036d8c4"/>
    </style:style>
    <style:style style:name="P72" style:family="paragraph" style:parent-style-name="Heading_20_2">
      <style:paragraph-properties fo:break-before="page"/>
      <style:text-properties officeooo:rsid="002cc43d" officeooo:paragraph-rsid="002cc43d" fo:background-color="transparent"/>
    </style:style>
    <style:style style:name="P73" style:family="paragraph" style:parent-style-name="Table_20_Contents">
      <style:text-properties officeooo:rsid="005e71ff" officeooo:paragraph-rsid="005e71ff"/>
    </style:style>
    <style:style style:name="P74" style:family="paragraph" style:parent-style-name="Table_20_Contents">
      <style:text-properties fo:font-weight="bold" officeooo:rsid="006e0611" officeooo:paragraph-rsid="006e0611" style:font-weight-asian="bold" style:font-weight-complex="bold"/>
    </style:style>
    <style:style style:name="P75" style:family="paragraph" style:parent-style-name="Table_20_Contents">
      <style:text-properties fo:font-weight="bold" officeooo:rsid="008b6de9" officeooo:paragraph-rsid="008b6de9" style:font-weight-asian="bold" style:font-weight-complex="bold"/>
    </style:style>
    <style:style style:name="P76" style:family="paragraph" style:parent-style-name="Table_20_Contents">
      <style:text-properties officeooo:rsid="00861afe" officeooo:paragraph-rsid="00861afe"/>
    </style:style>
    <style:style style:name="P77" style:family="paragraph" style:parent-style-name="Table_20_Contents">
      <style:text-properties officeooo:rsid="008b6de9" officeooo:paragraph-rsid="008b6de9"/>
    </style:style>
    <style:style style:name="P78" style:family="paragraph" style:parent-style-name="Heading_20_1">
      <style:paragraph-properties fo:text-align="center" style:justify-single-word="false"/>
      <style:text-properties officeooo:rsid="003d310d" officeooo:paragraph-rsid="003d310d"/>
    </style:style>
    <style:style style:name="P79" style:family="paragraph" style:parent-style-name="Heading_20_3">
      <style:text-properties officeooo:rsid="002cc43d" officeooo:paragraph-rsid="002cc43d" fo:background-color="transparent"/>
    </style:style>
    <style:style style:name="P80" style:family="paragraph" style:parent-style-name="Heading_20_3">
      <style:paragraph-properties fo:break-before="page"/>
      <style:text-properties fo:background-color="transparent"/>
    </style:style>
    <style:style style:name="P81" style:family="paragraph" style:parent-style-name="Heading_20_4">
      <style:text-properties fo:background-color="transparent"/>
    </style:style>
    <style:style style:name="P82" style:family="paragraph" style:parent-style-name="Heading_20_4">
      <style:text-properties officeooo:paragraph-rsid="005634df" fo:background-color="transparent"/>
    </style:style>
    <style:style style:name="T1" style:family="text">
      <style:text-properties officeooo:rsid="00164cc0"/>
    </style:style>
    <style:style style:name="T2" style:family="text">
      <style:text-properties officeooo:rsid="0017a45f"/>
    </style:style>
    <style:style style:name="T3" style:family="text">
      <style:text-properties officeooo:rsid="001a7d6e"/>
    </style:style>
    <style:style style:name="T4" style:family="text">
      <style:text-properties officeooo:rsid="001c01d2"/>
    </style:style>
    <style:style style:name="T5" style:family="text">
      <style:text-properties fo:color="#009900"/>
    </style:style>
    <style:style style:name="T6" style:family="text">
      <style:text-properties fo:color="#009900" officeooo:rsid="0022414d"/>
    </style:style>
    <style:style style:name="T7" style:family="text">
      <style:text-properties fo:color="#009900" officeooo:rsid="00276545"/>
    </style:style>
    <style:style style:name="T8" style:family="text">
      <style:text-properties fo:color="#009900" officeooo:rsid="003222ea"/>
    </style:style>
    <style:style style:name="T9" style:family="text">
      <style:text-properties fo:color="#009900" officeooo:rsid="003fef21"/>
    </style:style>
    <style:style style:name="T10" style:family="text">
      <style:text-properties fo:color="#009900" officeooo:rsid="001fe79d"/>
    </style:style>
    <style:style style:name="T11" style:family="text">
      <style:text-properties fo:color="#009900" officeooo:rsid="0040e70b"/>
    </style:style>
    <style:style style:name="T12" style:family="text">
      <style:text-properties fo:color="#000099"/>
    </style:style>
    <style:style style:name="T13" style:family="text">
      <style:text-properties fo:color="#000099" officeooo:rsid="00164cc0"/>
    </style:style>
    <style:style style:name="T14" style:family="text">
      <style:text-properties fo:color="#000099" officeooo:rsid="00276545"/>
    </style:style>
    <style:style style:name="T15" style:family="text">
      <style:text-properties fo:color="#000099" officeooo:rsid="003222ea"/>
    </style:style>
    <style:style style:name="T16" style:family="text">
      <style:text-properties fo:color="#000099" officeooo:rsid="003fef21"/>
    </style:style>
    <style:style style:name="T17" style:family="text">
      <style:text-properties fo:color="#000099" officeooo:rsid="007377b4"/>
    </style:style>
    <style:style style:name="T18" style:family="text">
      <style:text-properties officeooo:rsid="001fe79d"/>
    </style:style>
    <style:style style:name="T19" style:family="text">
      <style:text-properties officeooo:rsid="00204027"/>
    </style:style>
    <style:style style:name="T20" style:family="text">
      <style:text-properties officeooo:rsid="0021c853"/>
    </style:style>
    <style:style style:name="T21" style:family="text">
      <style:text-properties officeooo:rsid="0022414d"/>
    </style:style>
    <style:style style:name="T22" style:family="text">
      <style:text-properties officeooo:rsid="0023f2c8"/>
    </style:style>
    <style:style style:name="T23" style:family="text">
      <style:text-properties officeooo:rsid="00263bf2"/>
    </style:style>
    <style:style style:name="T24" style:family="text">
      <style:text-properties officeooo:rsid="00276545"/>
    </style:style>
    <style:style style:name="T25" style:family="text">
      <style:text-properties officeooo:rsid="002cc43d"/>
    </style:style>
    <style:style style:name="T26" style:family="text">
      <style:text-properties officeooo:rsid="002ca5b9"/>
    </style:style>
    <style:style style:name="T27" style:family="text">
      <style:text-properties officeooo:rsid="003410ac"/>
    </style:style>
    <style:style style:name="T28" style:family="text">
      <style:text-properties officeooo:rsid="00346c82"/>
    </style:style>
    <style:style style:name="T29" style:family="text">
      <style:text-properties officeooo:rsid="00346f2a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36d8c4"/>
    </style:style>
    <style:style style:name="T32" style:family="text">
      <style:text-properties style:text-position="0% 100%" officeooo:rsid="0057ed0d"/>
    </style:style>
    <style:style style:name="T33" style:family="text">
      <style:text-properties style:text-position="0% 100%" fo:font-weight="normal" officeooo:rsid="00636ede" style:font-weight-asian="normal" style:font-weight-complex="normal"/>
    </style:style>
    <style:style style:name="T34" style:family="text">
      <style:text-properties style:text-position="0% 100%" fo:font-weight="normal" officeooo:rsid="0064481a" style:font-weight-asian="normal" style:font-weight-complex="normal"/>
    </style:style>
    <style:style style:name="T35" style:family="text">
      <style:text-properties style:text-position="0% 100%" fo:font-weight="normal" officeooo:rsid="00662ea2" style:font-weight-asian="normal" style:font-weight-complex="normal"/>
    </style:style>
    <style:style style:name="T36" style:family="text">
      <style:text-properties style:text-position="0% 100%" style:font-name="Times New Roman1" fo:font-weight="normal" officeooo:rsid="0062553f" style:font-weight-asian="normal" style:font-weight-complex="normal"/>
    </style:style>
    <style:style style:name="T37" style:family="text">
      <style:text-properties style:text-position="0% 100%" style:font-name="Times New Roman1" fo:font-weight="normal" officeooo:rsid="00636ede" style:font-weight-asian="normal" style:font-weight-complex="normal"/>
    </style:style>
    <style:style style:name="T38" style:family="text">
      <style:text-properties style:text-position="0% 100%" fo:font-size="10pt" fo:font-weight="normal" officeooo:rsid="0062553f" style:font-size-asian="10pt" style:font-weight-asian="normal" style:font-size-complex="10pt" style:font-weight-complex="normal"/>
    </style:style>
    <style:style style:name="T39" style:family="text">
      <style:text-properties style:text-position="0% 100%" fo:font-size="10pt" fo:font-weight="normal" officeooo:rsid="0061079c" style:font-size-asian="10pt" style:font-weight-asian="normal" style:font-size-complex="10pt" style:font-weight-complex="normal"/>
    </style:style>
    <style:style style:name="T40" style:family="text">
      <style:text-properties style:text-position="0% 100%" fo:font-size="10pt" fo:font-weight="normal" officeooo:rsid="009095e7" style:font-size-asian="10pt" style:font-weight-asian="normal" style:font-size-complex="10pt" style:font-weight-complex="normal"/>
    </style:style>
    <style:style style:name="T41" style:family="text">
      <style:text-properties officeooo:rsid="0038f5f7"/>
    </style:style>
    <style:style style:name="T42" style:family="text">
      <style:text-properties officeooo:rsid="003b95db"/>
    </style:style>
    <style:style style:name="T43" style:family="text">
      <style:text-properties officeooo:rsid="003d310d"/>
    </style:style>
    <style:style style:name="T44" style:family="text">
      <style:text-properties officeooo:rsid="0043c436"/>
    </style:style>
    <style:style style:name="T45" style:family="text">
      <style:text-properties fo:background-color="transparent" loext:char-shading-value="0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officeooo:rsid="00276545"/>
    </style:style>
    <style:style style:name="T48" style:family="text">
      <style:text-properties style:use-window-font-color="true" officeooo:rsid="00709075"/>
    </style:style>
    <style:style style:name="T49" style:family="text">
      <style:text-properties officeooo:rsid="005183c3"/>
    </style:style>
    <style:style style:name="T50" style:family="text">
      <style:text-properties officeooo:rsid="005e9dbe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64481a" style:font-weight-asian="normal" style:font-weight-complex="normal"/>
    </style:style>
    <style:style style:name="T54" style:family="text">
      <style:text-properties fo:font-weight="normal" officeooo:rsid="009260f9" style:font-weight-asian="normal" style:font-weight-complex="normal"/>
    </style:style>
    <style:style style:name="T55" style:family="text">
      <style:text-properties officeooo:rsid="006702b9"/>
    </style:style>
    <style:style style:name="T56" style:family="text">
      <style:text-properties officeooo:rsid="002830c0"/>
    </style:style>
    <style:style style:name="T57" style:family="text">
      <style:text-properties officeooo:rsid="002e6ce6"/>
    </style:style>
    <style:style style:name="T58" style:family="text">
      <style:text-properties officeooo:rsid="0069562c"/>
    </style:style>
    <style:style style:name="T59" style:family="text">
      <style:text-properties officeooo:rsid="006ad597"/>
    </style:style>
    <style:style style:name="T60" style:family="text">
      <style:text-properties officeooo:rsid="006b5443"/>
    </style:style>
    <style:style style:name="T61" style:family="text">
      <style:text-properties officeooo:rsid="006c9897"/>
    </style:style>
    <style:style style:name="T62" style:family="text">
      <style:text-properties officeooo:rsid="007e602a"/>
    </style:style>
    <style:style style:name="T63" style:family="text">
      <style:text-properties officeooo:rsid="00831d54"/>
    </style:style>
    <style:style style:name="T64" style:family="text">
      <style:text-properties officeooo:rsid="008959ed"/>
    </style:style>
    <style:style style:name="T65" style:family="text">
      <style:text-properties fo:color="#000000"/>
    </style:style>
    <style:style style:name="T66" style:family="text">
      <style:text-properties officeooo:rsid="008d0cb3"/>
    </style:style>
    <style:style style:name="T67" style:family="text">
      <style:text-properties officeooo:rsid="008dcafc"/>
    </style:style>
    <style:style style:name="T68" style:family="text">
      <style:text-properties officeooo:rsid="008fcab4"/>
    </style:style>
    <style:style style:name="T69" style:family="text">
      <style:text-properties officeooo:rsid="008fdf6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8" text:outline-level="1"><text:bookmark-start text:name="__RefHeading___Toc129_864912710"/>Auto Converter<text:bookmark-end text:name="__RefHeading___Toc129_864912710"/></text:h>
      <text:p text:style-name="P1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_Toc129_864912710" text:style-name="Index_20_Link" text:visited-style-name="Index_20_Link">Auto Converter<text:tab/>1</text:a></text:p>
          <text:p text:style-name="P21"><text:a xlink:type="simple" xlink:href="#__RefHeading___Toc131_864912710" text:style-name="Index_20_Link" text:visited-style-name="Index_20_Link">Original Function Specification<text:tab/>2</text:a></text:p>
          <text:p text:style-name="P21"><text:a xlink:type="simple" xlink:href="#__RefHeading___Toc133_864912710" text:style-name="Index_20_Link" text:visited-style-name="Index_20_Link">Function Conversion<text:tab/>2</text:a></text:p>
          <text:p text:style-name="P22"><text:a xlink:type="simple" xlink:href="#__RefHeading___Toc135_864912710" text:style-name="Index_20_Link" text:visited-style-name="Index_20_Link">Function Header Adjustment Step<text:tab/>2</text:a></text:p>
          <text:p text:style-name="P22"><text:a xlink:type="simple" xlink:href="#__RefHeading___Toc137_864912710" text:style-name="Index_20_Link" text:visited-style-name="Index_20_Link">Tensor Function Header<text:tab/>2</text:a></text:p>
          <text:p text:style-name="P22"><text:a xlink:type="simple" xlink:href="#__RefHeading___Toc139_864912710" text:style-name="Index_20_Link" text:visited-style-name="Index_20_Link">CPU Code<text:tab/>2</text:a></text:p>
          <text:p text:style-name="P15"><text:a xlink:type="simple" xlink:href="#__RefHeading___Toc346_864912710" text:style-name="Index_20_Link" text:visited-style-name="Index_20_Link">Function Shape Registration<text:tab/>2</text:a></text:p>
          <text:p text:style-name="P15"><text:a xlink:type="simple" xlink:href="#__RefHeading___Toc348_864912710" text:style-name="Index_20_Link" text:visited-style-name="Index_20_Link">Function Invokation<text:tab/>2</text:a></text:p>
          <text:p text:style-name="P15"><text:a xlink:type="simple" xlink:href="#__RefHeading___Toc360_864912710" text:style-name="Index_20_Link" text:visited-style-name="Index_20_Link">Function Registration<text:tab/>3</text:a></text:p>
          <text:p text:style-name="P15"><text:a xlink:type="simple" xlink:href="#__RefHeading___Toc362_864912710" text:style-name="Index_20_Link" text:visited-style-name="Index_20_Link">Actual CPU Implementation<text:tab/>3</text:a></text:p>
          <text:p text:style-name="P22"><text:a xlink:type="simple" xlink:href="#__RefHeading___Toc141_864912710" text:style-name="Index_20_Link" text:visited-style-name="Index_20_Link">GPU Code<text:tab/>4</text:a></text:p>
          <text:p text:style-name="P21"><text:a xlink:type="simple" xlink:href="#__RefHeading___Toc143_864912710" text:style-name="Index_20_Link" text:visited-style-name="Index_20_Link">Type Conversion<text:tab/>5</text:a></text:p>
          <text:p text:style-name="P21"><text:a xlink:type="simple" xlink:href="#__RefHeading___Toc403_864912710" text:style-name="Index_20_Link" text:visited-style-name="Index_20_Link"><text:span text:style-name="T30">U</text:span></text:a><text:a xlink:type="simple" xlink:href="#__RefHeading___Toc403_864912710" text:style-name="Index_20_Link" text:visited-style-name="Index_20_Link"><text:span text:style-name="T30">til Function Conversion</text:span></text:a><text:a xlink:type="simple" xlink:href="#__RefHeading___Toc403_864912710" text:style-name="Index_20_Link" text:visited-style-name="Index_20_Link"><text:tab/>5</text:a></text:p>
          <text:p text:style-name="P22"><text:a xlink:type="simple" xlink:href="#__RefHeading___Toc350_864912710" text:style-name="Index_20_Link" text:visited-style-name="Index_20_Link">GPU<text:tab/>5</text:a></text:p>
          <text:p text:style-name="P21"><text:a xlink:type="simple" xlink:href="#__RefHeading___Toc405_864912710" text:style-name="Index_20_Link" text:visited-style-name="Index_20_Link">Others<text:tab/>5</text:a></text:p>
        </text:index-body>
      </text:table-of-content>
      <text:p text:style-name="P14"/>
      <text:h text:style-name="P72" text:outline-level="2"><text:bookmark-start text:name="__RefHeading___Toc131_864912710"/>Original Function Specification<text:bookmark-end text:name="__RefHeading___Toc131_864912710"/></text:h>
      <text:p text:style-name="P39">// s is const</text:p>
      <text:p text:style-name="P39"><text:span text:style-name="T48">void</text:span> func<text:span text:style-name="T58">N</text:span>ame(<text:span text:style-name="T5">Y y</text:span>, <text:span text:style-name="T12">Z z</text:span>, ...) { }</text:p>
      <text:p text:style-name="P39"/>
      <text:h text:style-name="P67" text:outline-level="2"><text:bookmark-start text:name="__RefHeading___Toc133_864912710"/><text:span text:style-name="T43">Function </text:span>Conversion<text:bookmark-end text:name="__RefHeading___Toc133_864912710"/></text:h>
      <text:h text:style-name="P79" text:outline-level="3"><text:bookmark-start text:name="__RefHeading___Toc135_864912710"/>Function Header Adjustment Step <text:bookmark-end text:name="__RefHeading___Toc135_864912710"/></text:h>
      <text:p text:style-name="P39"/>
      <text:p text:style-name="P39"><text:span text:style-name="T2">void </text:span>func<text:span text:style-name="T59">N</text:span>ame(<text:span text:style-name="T5">const Y y</text:span>, <text:span text:style-name="T12">Z z</text:span>, ...) { } </text:p>
      <text:p text:style-name="P39"/>
      <text:h text:style-name="P79" text:outline-level="3"><text:bookmark-start text:name="__RefHeading___Toc137_864912710"/>Tensor Function Header<text:bookmark-end text:name="__RefHeading___Toc137_864912710"/></text:h>
      <text:p text:style-name="P37">template &lt;typename Device&gt;</text:p>
      <text:p text:style-name="P37">struct <text:span text:style-name="T56">func_name</text:span>Functor {</text:p>
      <text:p text:style-name="P38"><text:s/><text:tab/>void operator()(const Device&amp; d, <text:span text:style-name="T5">const </text:span><text:span text:style-name="T9">Y</text:span><text:span text:style-name="T5"> y_in</text:span>, <text:span text:style-name="T12">const </text:span><text:span text:style-name="T16">Z</text:span><text:span text:style-name="T12"> z_in</text:span><text:span text:style-name="T46">,</text:span><text:span text:style-name="T12"> </text:span><text:span text:style-name="T16">Z z</text:span><text:span text:style-name="T12">_out</text:span>);</text:p>
      <text:p text:style-name="P37">};</text:p>
      <text:p text:style-name="P39"/>
      <text:h text:style-name="P79" text:outline-level="3"><text:bookmark-start text:name="__RefHeading___Toc139_864912710"/>CPU Code<text:bookmark-end text:name="__RefHeading___Toc139_864912710"/></text:h>
      <text:h text:style-name="P81" text:outline-level="4"><text:bookmark-start text:name="__RefHeading___Toc346_864912710"/>Function <text:span text:style-name="T27">Shape </text:span>Registration<text:bookmark-end text:name="__RefHeading___Toc346_864912710"/></text:h>
      <text:p text:style-name="P39">// <text:span text:style-name="T19">X -&gt; A, Y -&gt; B, Z -&gt; C</text:span></text:p>
      <text:p text:style-name="P39">Register_OP("<text:span text:style-name="T59">FuncName</text:span>")</text:p>
      <text:p text:style-name="P39"><text:tab/>.Input("<text:span text:style-name="T5">in_y: B</text:span>")<text:tab/><text:tab/>// <text:span text:style-name="T2">y</text:span></text:p>
      <text:p text:style-name="P39"><text:tab/>.Input("<text:span text:style-name="T12">in_z: C</text:span>")<text:tab/><text:tab/>// <text:span text:style-name="T2">z</text:span></text:p>
      <text:p text:style-name="P39"><text:tab/>.Output("<text:span text:style-name="T12">out_z: C</text:span>")<text:tab/><text:tab/>// <text:span text:style-name="T3">z</text:span></text:p>
      <text:p text:style-name="P39"><text:tab/>SetShapeFn( ::tensorflow::shape_inference::InferenceContext* c<text:span text:style-name="T1">ontext</text:span>) {</text:p>
      <text:p text:style-name="P40"><text:s text:c="6"/><text:tab/><text:tab/><text:span text:style-name="T12">c</text:span><text:span text:style-name="T13">ontext</text:span><text:span text:style-name="T12">-&gt;set_output(</text:span><text:span text:style-name="T17">0</text:span><text:span text:style-name="T12">, </text:span><text:span text:style-name="T13">context-&gt;input(1)</text:span><text:span text:style-name="T12">);</text:span><text:tab/><text:tab/>// <text:span text:style-name="T2">z</text:span></text:p>
      <text:p text:style-name="P39"><text:s text:c="6"/><text:tab/><text:tab/>return Status::OK();</text:p>
      <text:p text:style-name="P39"><text:s text:c="4"/><text:tab/>});</text:p>
      <text:p text:style-name="P39"/>
      <text:h text:style-name="P81" text:outline-level="4"><text:bookmark-start text:name="__RefHeading___Toc348_864912710"/>Function Invokation<text:bookmark-end text:name="__RefHeading___Toc348_864912710"/></text:h>
      <text:p text:style-name="P31">class func_nameOp : public OpKernel {</text:p>
      <text:p text:style-name="P31">public:</text:p>
      <text:p text:style-name="P31"><text:tab/>explicit func_nameOp(OpKernelConstruction* context) : OpKernel(context) {}</text:p>
      <text:p text:style-name="P31"><text:tab/></text:p>
      <text:p text:style-name="P2"><text:span text:style-name="T45"><text:tab/>void Compute(OpKernelContext* context</text:span>) override {</text:p>
      <text:p text:style-name="P2"><text:tab/><text:tab/>// <text:span text:style-name="T44">Input Tensors</text:span></text:p>
      <text:p text:style-name="P3"><text:s text:c="4"/><text:tab/><text:tab/><text:span text:style-name="T5">const Tensor&amp; y_</text:span><text:span text:style-name="T6">in_</text:span><text:span text:style-name="T5">tensor = context-&gt;input(0);</text:span></text:p>
      <text:p text:style-name="P4"><text:s text:c="4"/><text:tab/><text:tab/>const B* y_<text:span text:style-name="T21">in_</text:span>data = y_<text:span text:style-name="T21">in_</text:span>tensor.flat&lt;B&gt;().data();</text:p>
      <text:p text:style-name="P4"/>
      <text:p text:style-name="P5"><text:s text:c="4"/><text:tab/><text:tab/>const Tensor&amp; <text:span text:style-name="T20">z</text:span>_<text:span text:style-name="T21">in_</text:span>tensor = context-&gt;input(<text:span text:style-name="T20">1</text:span>);</text:p>
      <text:p text:style-name="P5"><text:s text:c="4"/><text:tab/><text:tab/>const <text:span text:style-name="T20">C</text:span>* <text:span text:style-name="T20">z</text:span>_<text:span text:style-name="T21">in_</text:span>data = <text:span text:style-name="T20">z</text:span>_<text:span text:style-name="T21">in_</text:span>tensor.flat&lt;<text:span text:style-name="T20">C</text:span>&gt;().data();</text:p>
      <text:p text:style-name="P9"/>
      <text:p text:style-name="P6"><text:s text:c="4"/><text:tab/><text:tab/>Tensor* <text:span text:style-name="T21">z_out_tensor</text:span> = NULL;</text:p>
      <text:p text:style-name="P7"><text:s text:c="4"/><text:tab/><text:tab/>OP_REQUIRES_OK(context, context-&gt;allocate_output(<text:span text:style-name="T23">1,</text:span> z<text:span text:style-name="T18">_in_tensor</text:span>.shape(),</text:p>
      <text:p text:style-name="P7"><text:soft-page-break/><text:s text:c="53"/>&amp;<text:span text:style-name="T21">z_out_tensor</text:span>));</text:p>
      <text:p text:style-name="P8"><text:tab/><text:tab/><text:span text:style-name="T22">z_out_data = z_out_tensor.flat&lt;</text:span>C<text:span text:style-name="T22">&gt;().data();</text:span></text:p>
      <text:p text:style-name="P10"/>
      <text:p text:style-name="P12"><text:tab/><text:tab/>// <text:span text:style-name="T44">Input data</text:span></text:p>
      <text:p text:style-name="P11"><text:tab/><text:tab/><text:span text:style-name="T11">const Y y_in = Y(</text:span><text:span text:style-name="T10">y_</text:span><text:span text:style-name="T6">in_</text:span><text:span text:style-name="T10">data</text:span><text:span text:style-name="T11">); <text:tab/>// B -&gt; Y</text:span></text:p>
      <text:p text:style-name="P23"><text:tab/><text:tab/>co<text:span text:style-name="T45">nst Z z_in = Z(z_in_data);<text:tab/><text:tab/>// C -&gt; Z</text:span></text:p>
      <text:p text:style-name="P26"/>
      <text:p text:style-name="P24"><text:tab/><text:tab/>Z z_out = Z(z_out_data);<text:tab/>// C -&gt; Z</text:p>
      <text:p text:style-name="P25"/>
      <text:p text:style-name="P28"><text:tab/><text:tab/> <text:span text:style-name="T56">func_nameFunctor&lt;Device&gt;()(</text:span></text:p>
      <text:p text:style-name="P27"><text:tab/><text:tab/><text:tab/>context-&gt;eigen_device&lt;Device&gt;(),</text:p>
      <text:p text:style-name="P27"><text:tab/><text:tab/><text:tab/>y_in, z_in, x_out, z_out);</text:p>
      <text:p text:style-name="P31"><text:tab/><text:span text:style-name="T4">}</text:span></text:p>
      <text:p text:style-name="P32">}</text:p>
      <text:p text:style-name="P31"/>
      <text:h text:style-name="P81" text:outline-level="4"><text:bookmark-start text:name="__RefHeading___Toc360_864912710"/>Function Registration<text:bookmark-end text:name="__RefHeading___Toc360_864912710"/></text:h>
      <text:p text:style-name="P33">// <text:span text:style-name="T28">Register the CPU Kernel</text:span></text:p>
      <text:p text:style-name="P33">REGISTER_KERNEL_BUILDER(Name("<text:span text:style-name="T60">FuncName</text:span>").Device(DEVICE_CPU), <text:tab/><text:span text:style-name="T55">FuncName</text:span>Op<text:span text:style-name="T28">&lt;DEVICE_CPU&gt;)</text:span>;</text:p>
      <text:p text:style-name="P33"/>
      <text:p text:style-name="P33">// <text:span text:style-name="T28">Register the GPU Kernel</text:span></text:p>
      <text:p text:style-name="P35">#ifdef GOOGLE_CUDA <text:s text:c="34"/></text:p>
      <text:p text:style-name="P34">REGISTER_KERNEL_BUILDER(Name("<text:span text:style-name="T60">FuncName</text:span>").Device(DEVICE_<text:span text:style-name="T29">G</text:span>PU), <text:tab/><text:span text:style-name="T55">FuncName</text:span>Op<text:span text:style-name="T28">&lt;DEVICE_GPU&gt;)</text:span>;</text:p>
      <text:p text:style-name="P35">#endif <text:s/>// GOOGLE_CUDA</text:p>
      <text:h text:style-name="P82" text:outline-level="4"/>
      <text:h text:style-name="P82" text:outline-level="4"><text:bookmark-start text:name="__RefHeading___Toc362_864912710"/><text:span text:style-name="T25">Actual </text:span>CPU Implementation<text:bookmark-end text:name="__RefHeading___Toc362_864912710"/></text:h>
      <text:p text:style-name="P36"/>
      <text:p text:style-name="P43">template &lt;&gt;</text:p>
      <text:p text:style-name="P43">struct <text:span text:style-name="T56">func_nameFunctor</text:span>&lt;CPUDevice&gt; {</text:p>
      <text:p text:style-name="P44"><text:s text:c="2"/><text:tab/>void operator()<text:span text:style-name="T24">(const CPUDevice&amp; d, Dimsize dimSize, </text:span><text:span text:style-name="T7">const </text:span><text:span text:style-name="T9">Y</text:span><text:span text:style-name="T7"> y_in</text:span><text:span text:style-name="T24">, </text:span></text:p>
      <text:p text:style-name="P44"><text:span text:style-name="T14"><text:tab/><text:tab/><text:tab/><text:tab/><text:tab/>const </text:span><text:span text:style-name="T16">Z</text:span><text:span text:style-name="T14"> z_in</text:span><text:span text:style-name="T47">,</text:span><text:span text:style-name="T14"> </text:span><text:span text:style-name="T16">Z z</text:span><text:span text:style-name="T14">_out</text:span><text:span text:style-name="T24">)</text:span> { <text:s/>}</text:p>
      <text:p text:style-name="P43">};</text:p>
      <text:h text:style-name="P80" text:outline-level="3"><text:bookmark-start text:name="__RefHeading___Toc141_864912710"/>GPU <text:span text:style-name="T25">Code</text:span><text:bookmark-end text:name="__RefHeading___Toc141_864912710"/></text:h>
      <text:p text:style-name="P48">// Define the CUDA kernel.</text:p>
      <text:p text:style-name="P49">__global__ void <text:span text:style-name="T57">func_name</text:span>CudaKernel(<text:span text:style-name="T7">const </text:span><text:span text:style-name="T9">Y</text:span><text:span text:style-name="T7"> y_in</text:span><text:span text:style-name="T24">, </text:span><text:span text:style-name="T14">const </text:span><text:span text:style-name="T16">Z</text:span><text:span text:style-name="T14"> z_in</text:span><text:span text:style-name="T47">,</text:span><text:span text:style-name="T14"> </text:span><text:span text:style-name="T16">Z z</text:span><text:span text:style-name="T14">_out</text:span>) { }</text:p>
      <text:p text:style-name="P48"/>
      <text:p text:style-name="P48">// Define the GPU implementation that launches the CUDA kernel.</text:p>
      <text:p text:style-name="P41">template &lt;&gt;</text:p>
      <text:p text:style-name="P41"><text:span text:style-name="T26">void</text:span> <text:span text:style-name="T56">func_nameFunctor</text:span>&lt;<text:span text:style-name="T26">GPUDevice</text:span>&gt; {</text:p>
      <text:p text:style-name="P42"><text:s text:c="2"/><text:tab/>void operator()<text:span text:style-name="T24">(const GPUDevice&amp; d, </text:span><text:span text:style-name="T7">const </text:span><text:span text:style-name="T9">Y</text:span><text:span text:style-name="T7"> y_in</text:span><text:span text:style-name="T24">, </text:span><text:span text:style-name="T14">const </text:span><text:span text:style-name="T16">Z</text:span><text:span text:style-name="T14"> z_in</text:span><text:span text:style-name="T47">,</text:span><text:span text:style-name="T14"> </text:span><text:span text:style-name="T16">Z z</text:span><text:span text:style-name="T14">_out</text:span><text:span text:style-name="T24">)</text:span> { <text:s/></text:p>
      <text:p text:style-name="P45"><text:s text:c="2"/><text:tab/><text:tab/>// Launch the cuda kernel.</text:p>
      <text:p text:style-name="P45"/>
      <text:p text:style-name="P45"><text:s text:c="2"/><text:tab/><text:tab/>int block_count = 1024;</text:p>
      <text:p text:style-name="P45"><text:s text:c="2"/><text:tab/><text:tab/>int thread_per_block = 20;</text:p>
      <text:p text:style-name="P46"><text:s text:c="2"/><text:tab/><text:tab/> <text:span text:style-name="T57">func_name</text:span>CudaKernel</text:p>
      <text:p text:style-name="P47"><text:s text:c="6"/><text:tab/><text:tab/><text:tab/>&lt;&lt;&lt;block_count, thread_per_block, 0, d.stream()&gt;&gt;&gt;(<text:span text:style-name="T8">y_in</text:span>, <text:tab/><text:tab/><text:tab/><text:tab/><text:tab/><text:tab/><text:span text:style-name="T15">z_in</text:span>, <text:span text:style-name="T15">z_out</text:span>);</text:p>
      <text:p text:style-name="P41"><text:tab/>}</text:p>
      <text:p text:style-name="P41">};</text:p>
      <text:p text:style-name="P41"/>
      <text:p text:style-name="P41"/>
      <text:h text:style-name="P69" text:outline-level="2">DimSize</text:h>
      <text:p text:style-name="P63">The converter tries to fill the values of DimSize as much as possible. The success depends on the parameters of the function. <text:s/>All parameters are expected to be at least an array with a batch dimension. With, <text:span text:style-name="T67">h</text:span>eight and <text:span text:style-name="T67">d</text:span>epth can only be identified if at least one parameter is of type Grid. <text:s/><text:span text:style-name="T67">In the case of a 2D simulation depth will one.</text:span></text:p>
      <text:p text:style-name="P61"/>
      <text:p text:style-name="P61">// <text:span text:style-name="T62">Stores dimensions of the simulation</text:span></text:p>
      <text:p text:style-name="P62">class DimSize {</text:p>
      <text:p text:style-name="P62">public: </text:p>
      <text:p text:style-name="P62"><text:s text:c="4"/>long batches;</text:p>
      <text:p text:style-name="P62"><text:s text:c="4"/>long width;</text:p>
      <text:p text:style-name="P62"><text:s text:c="4"/>long height;</text:p>
      <text:p text:style-name="P62"><text:s text:c="4"/>long depth; <text:tab/>// <text:span text:style-name="T69">1 in case of 2D</text:span></text:p>
      <text:p text:style-name="P62">}</text:p>
      <text:p text:style-name="P62"/>
      <text:p text:style-name="P62"/>
      <text:h text:style-name="P71" text:outline-level="2"><text:bookmark-start text:name="__RefHeading___Toc143_864912710"/>Type Conversion<text:bookmark-end text:name="__RefHeading___Toc143_864912710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8">Manta<text:span text:style-name="T42">flow</text:span></text:p>
          </table:table-cell>
          <table:table-cell table:style-name="Tabelle1.A1" office:value-type="string">
            <text:p text:style-name="P74">Tensorflow</text:p>
          </table:table-cell>
          <table:table-cell table:style-name="Tabelle1.C1" office:value-type="string">
            <text:p text:style-name="P75">Min Dim Size</text:p>
          </table:table-cell>
        </table:table-row>
        <table:table-row>
          <table:table-cell table:style-name="Tabelle1.A2" office:value-type="string">
            <text:p text:style-name="P16">MACGrid</text:p>
          </table:table-cell>
          <table:table-cell table:style-name="Tabelle1.A2" office:value-type="string">
            <text:p text:style-name="P16">float*</text:p>
          </table:table-cell>
          <table:table-cell table:style-name="Tabelle1.C2" office:value-type="string">
            <text:p text:style-name="P77">5</text:p>
          </table:table-cell>
        </table:table-row>
        <table:table-row>
          <table:table-cell table:style-name="Tabelle1.A2" office:value-type="string">
            <text:p text:style-name="P16">FlagGrid</text:p>
          </table:table-cell>
          <table:table-cell table:style-name="Tabelle1.A2" office:value-type="string">
            <text:p text:style-name="P16">int<text:span text:style-name="T41">32</text:span>*</text:p>
          </table:table-cell>
          <table:table-cell table:style-name="Tabelle1.C2" office:value-type="string">
            <text:p text:style-name="P77">4</text:p>
          </table:table-cell>
        </table:table-row>
        <table:table-row>
          <table:table-cell table:style-name="Tabelle1.A2" office:value-type="string">
            <text:p text:style-name="P16">Grid&lt;Real&gt;</text:p>
          </table:table-cell>
          <table:table-cell table:style-name="Tabelle1.A2" office:value-type="string">
            <text:p text:style-name="P16">float*</text:p>
          </table:table-cell>
          <table:table-cell table:style-name="Tabelle1.C2" office:value-type="string">
            <text:p text:style-name="P77">4</text:p>
          </table:table-cell>
        </table:table-row>
        <table:table-row>
          <table:table-cell table:style-name="Tabelle1.A2" office:value-type="string">
            <text:p text:style-name="P17">Vec3</text:p>
          </table:table-cell>
          <table:table-cell table:style-name="Tabelle1.A2" office:value-type="string">
            <text:p text:style-name="P19">float*</text:p>
          </table:table-cell>
          <table:table-cell table:style-name="Tabelle1.C2" office:value-type="string">
            <text:p text:style-name="P77">2</text:p>
          </table:table-cell>
        </table:table-row>
        <table:table-row>
          <table:table-cell table:style-name="Tabelle1.A2" office:value-type="string">
            <text:p text:style-name="P76">Real</text:p>
          </table:table-cell>
          <table:table-cell table:style-name="Tabelle1.A2" office:value-type="string">
            <text:p text:style-name="P76">float</text:p>
          </table:table-cell>
          <table:table-cell table:style-name="Tabelle1.C2" office:value-type="string">
            <text:p text:style-name="P77">1</text:p>
          </table:table-cell>
        </table:table-row>
        <table:table-row>
          <table:table-cell table:style-name="Tabelle1.A2" office:value-type="string">
            <text:p text:style-name="P76">Float</text:p>
          </table:table-cell>
          <table:table-cell table:style-name="Tabelle1.A2" office:value-type="string">
            <text:p text:style-name="P76">float</text:p>
          </table:table-cell>
          <table:table-cell table:style-name="Tabelle1.C2" office:value-type="string">
            <text:p text:style-name="P77">1</text:p>
          </table:table-cell>
        </table:table-row>
        <table:table-row>
          <table:table-cell table:style-name="Tabelle1.A2" office:value-type="string">
            <text:p text:style-name="P76">Int</text:p>
          </table:table-cell>
          <table:table-cell table:style-name="Tabelle1.A2" office:value-type="string">
            <text:p text:style-name="P76">int32</text:p>
          </table:table-cell>
          <table:table-cell table:style-name="Tabelle1.C2" office:value-type="string">
            <text:p text:style-name="P77">1</text:p>
          </table:table-cell>
        </table:table-row>
        <table:table-row>
          <table:table-cell table:style-name="Tabelle1.A2" office:value-type="string">
            <text:p text:style-name="P76">Bool</text:p>
          </table:table-cell>
          <table:table-cell table:style-name="Tabelle1.A2" office:value-type="string">
            <text:p text:style-name="P76">bool</text:p>
          </table:table-cell>
          <table:table-cell table:style-name="Tabelle1.C2" office:value-type="string">
            <text:p text:style-name="P77">1</text:p>
          </table:table-cell>
        </table:table-row>
        <table:table-row>
          <table:table-cell table:style-name="Tabelle1.A2" office:value-type="string">
            <text:p text:style-name="P73">GridBase</text:p>
          </table:table-cell>
          <table:table-cell table:style-name="Tabelle1.A2" office:value-type="string">
            <text:p text:style-name="P73">T*, int</text:p>
          </table:table-cell>
          <table:table-cell table:style-name="Tabelle1.C2" office:value-type="string">
            <text:p text:style-name="P77">4</text:p>
          </table:table-cell>
        </table:table-row>
      </table:table>
      <text:p text:style-name="P13"/>
      <text:h text:style-name="Heading_20_2" text:outline-level="2">Template</text:h>
      <text:list xml:id="list7902141775993011853" text:style-name="L4">
        <text:list-item>
          <text:p text:style-name="P29"><text:span text:style-name="Source_20_Text"><text:span text:style-name="T36">Additional Op Register: </text:span></text:span><text:span text:style-name="Source_20_Text"><text:span text:style-name="T38">.Attr("T: {float, </text:span></text:span><text:span text:style-name="Source_20_Text"><text:span text:style-name="T40">float*</text:span></text:span><text:span text:style-name="Source_20_Text"><text:span text:style-name="T39">}")</text:span></text:span></text:p>
        </text:list-item>
        <text:list-item>
          <text:p text:style-name="P29"><text:span text:style-name="Source_20_Text"><text:span text:style-name="T37">Additional Kernel Register: </text:span></text:span></text:p>
          <text:list>
            <text:list-item>
              <text:p text:style-name="P64"><text:span text:style-name="Source_20_Text"><text:span text:style-name="T33">REGISTER_KERNEL_BUILDER(</text:span></text:span></text:p>
              <text:list>
                <text:list-header>
                  <text:p text:style-name="P65"><text:span text:style-name="Source_20_Text"><text:span text:style-name="T52">Name("</text:span></text:span><text:span text:style-name="Source_20_Text"><text:span text:style-name="T35">FuncName</text:span></text:span><text:span text:style-name="Source_20_Text"><text:span text:style-name="T52">")</text:span></text:span></text:p>
                  <text:p text:style-name="P64"><text:span text:style-name="Source_20_Text"><text:span text:style-name="T52">.Device(DEVICE_CPU)</text:span></text:span></text:p>
                  <text:p text:style-name="P64"><text:span text:style-name="Source_20_Text"><text:span text:style-name="T52">.TypeConstraint&lt;</text:span></text:span><text:span text:style-name="Source_20_Text"><text:span text:style-name="T54">float*</text:span></text:span><text:span text:style-name="Source_20_Text"><text:span text:style-name="T52">&gt;("T"),</text:span></text:span></text:p>
                  <text:p text:style-name="P65"><text:span text:style-name="Source_20_Text"><text:span text:style-name="T35">FuncName</text:span></text:span><text:span text:style-name="Source_20_Text"><text:span text:style-name="T52">Op&lt;</text:span></text:span><text:span text:style-name="Source_20_Text"><text:span text:style-name="T54">float*</text:span></text:span><text:span text:style-name="Source_20_Text"><text:span text:style-name="T52">&gt;);</text:span></text:span></text:p>
                </text:list-header>
              </text:list>
            </text:list-item>
            <text:list-item>
              <text:p text:style-name="P64"><text:span text:style-name="Source_20_Text"><text:span text:style-name="T33">REGISTER_KERNEL_BUILDER(</text:span></text:span></text:p>
              <text:list>
                <text:list-header>
                  <text:p text:style-name="P65"><text:span text:style-name="Source_20_Text"><text:span text:style-name="T52">Name("</text:span></text:span><text:span text:style-name="Source_20_Text"><text:span text:style-name="T35">FuncName</text:span></text:span><text:span text:style-name="Source_20_Text"><text:span text:style-name="T52">")</text:span></text:span></text:p>
                  <text:p text:style-name="P64"><text:span text:style-name="Source_20_Text"><text:span text:style-name="T52">.Device(DEVICE_CPU)</text:span></text:span></text:p>
                  <text:p text:style-name="P64"><text:span text:style-name="Source_20_Text"><text:span text:style-name="T52">.TypeConstraint&lt;</text:span></text:span><text:span text:style-name="Source_20_Text"><text:span text:style-name="T53">float</text:span></text:span><text:span text:style-name="Source_20_Text"><text:span text:style-name="T52">&gt;("T"),</text:span></text:span></text:p>
                  <text:p text:style-name="P64"><text:span text:style-name="Source_20_Text"><text:span text:style-name="T35">FuncName</text:span></text:span><text:span text:style-name="Source_20_Text"><text:span text:style-name="T33">Op&lt;</text:span></text:span><text:span text:style-name="Source_20_Text"><text:span text:style-name="T34">float</text:span></text:span><text:span text:style-name="Source_20_Text"><text:span text:style-name="T33">&gt;);</text:span></text:span></text:p>
                </text:list-header>
              </text:list>
            </text:list-item>
          </text:list>
        </text:list-item>
      </text:list>
      <text:p text:style-name="P30"><text:span text:style-name="Source_20_Text"><text:span text:style-name="T33"/></text:span></text:p>
      <text:h text:style-name="P66" text:outline-level="2"><text:span text:style-name="T31"/></text:h>
      <text:h text:style-name="P66" text:outline-level="2"><text:bookmark-start text:name="__RefHeading___Toc403_864912710"/><text:span text:style-name="T31">U</text:span><text:span text:style-name="T30">til Function Conversion</text:span><text:bookmark-end text:name="__RefHeading___Toc403_864912710"/></text:h>
      <text:list xml:id="list7835541343288937916" text:style-name="L1">
        <text:list-item>
          <text:p text:style-name="P50">Mantaflow Class: Create constructor for Tensorflow type</text:p>
        </text:list-item>
        <text:list-item>
          <text:p text:style-name="P50">Create read-only class variants </text:p>
        </text:list-item>
        <text:list-item>
          <text:p text:style-name="P51">Add batch dimension</text:p>
        </text:list-item>
      </text:list>
      <text:h text:style-name="Heading_20_3" text:outline-level="3"><text:bookmark-start text:name="__RefHeading___Toc350_864912710"/>GPU<text:bookmark-end text:name="__RefHeading___Toc350_864912710"/></text:h>
      <text:list xml:id="list2973381309234154288" text:style-name="L2">
        <text:list-item>
          <text:p text:style-name="P53"><text:span text:style-name="T32">D</text:span><text:span text:style-name="T30">uplicate code</text:span></text:p>
        </text:list-item>
        <text:list-item>
          <text:p text:style-name="P52">Substitute __inline for __device__</text:p>
        </text:list-item>
      </text:list>
      <text:h text:style-name="Heading_20_2" text:outline-level="2"><text:bookmark-start text:name="__RefHeading___Toc405_864912710"/>Others<text:bookmark-end text:name="__RefHeading___Toc405_864912710"/></text:h>
      <text:list xml:id="list167767022749575962" text:style-name="L3">
        <text:list-item>
          <text:p text:style-name="P54"><text:span text:style-name="T49">Specify</text:span> function to convert</text:p>
        </text:list-item>
        <text:list-item>
          <text:p text:style-name="P55"><text:soft-page-break/>Create Build file</text:p>
        </text:list-item>
        <text:list-item>
          <text:p text:style-name="P56">Build Tensorflow</text:p>
        </text:list-item>
      </text:list>
      <text:h text:style-name="P68" text:outline-level="2">Limitations</text:h>
      <text:list xml:id="list8380585682944322504" text:style-name="L5">
        <text:list-item>
          <text:p text:style-name="P59">Functions with return value not supported: generic shape inference impossible</text:p>
        </text:list-item>
        <text:list-item>
          <text:p text:style-name="P59">Functions with more than one none const parameter not supported: <text:span text:style-name="T61">Tensorflow custom op allows only one return value</text:span></text:p>
        </text:list-item>
        <text:list-item>
          <text:p text:style-name="P60">Only supports float precision caluclation. <text:span text:style-name="T64">(Mantaflows Real type is always interpreted as float)</text:span></text:p>
        </text:list-item>
      </text:list>
      <text:h text:style-name="P70" text:outline-level="2">Const </text:h>
      <text:p text:style-name="P58"><text:span text:style-name="T50"><text:line-break/></text:span>I commented that __ldg part in my kernel and executed by normal execution, and vice versa. In both cases it gives me correct multiplication result. I am confused with the time difference I am getting between these executions, because its huge almost more than 100X! </text:p>
      <text:p text:style-name="P58">In case of __ldg it gives me: <text:span text:style-name="Source_20_Text"><text:span text:style-name="T51">Time taken is 0.014432 (ms)</text:span></text:span></text:p>
      <text:p text:style-name="P58">And in case of normal execution without __ldg it gives me: <text:span text:style-name="Source_20_Text"><text:span text:style-name="T51">Time taken is 36.858398 (ms)</text:span></text:span></text:p>
      <text:p text:style-name="P57">From the <text:a xlink:type="simple" xlink:href="http://docs.nvidia.com/cuda/cuda-c-programming-guide/index.html#global-memory-3-0" text:style-name="Internet_20_link" text:visited-style-name="Visited_20_Internet_20_Link">CUDA C Programming Guide</text:a></text:p>
      <text:p text:style-name="Quotations">Global memory accesses for devices of compute capability 3.x are cached in L2 and for devices of compute capability 3.5, may also be cached in the read-only data cache described in the previous section; they are not cached in L1.</text:p>
      <text:p text:style-name="Text_20_body">...</text:p>
      <text:p text:style-name="Quotations">Data that is read-only for the entire lifetime of the kernel can also be cached in the read-only data cache described in the previous section by reading it using the <text:span text:style-name="Source_20_Text">__ldg()</text:span> function (see Read-Only Data Cache Load Function). When the compiler detects that the read-only condition is satisfied for some data, it will use <text:span text:style-name="Source_20_Text">__ldg()</text:span> to read it. The compiler might not always be able to detect that the read-only condition is satisfied for some data. Marking pointers used for loading such data with both the <text:span text:style-name="Source_20_Text">const</text:span> and <text:span text:style-name="Source_20_Text">__restrict__</text:span> qualifiers increases the likelihood that the compiler will detect the read-only condition.</text:p>
      <text:p text:style-name="Text_20_body">The read only cache accesses have a much lower latency than the global memory accesses. Because matrix multiplication accesses the same values from memory many times, caching in the read only cache gives a huge speedup (in memory bound applications).</text:p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9M2S</meta:editing-duration>
    <meta:editing-cycles>121</meta:editing-cycles>
    <meta:generator>LibreOffice/5.1.6.2$Linux_X86_64 LibreOffice_project/10m0$Build-2</meta:generator>
    <dc:date>2018-01-31T15:56:23.818932501</dc:date>
    <meta:document-statistic meta:table-count="1" meta:image-count="0" meta:object-count="0" meta:page-count="7" meta:paragraph-count="169" meta:word-count="856" meta:character-count="5908" meta:non-whitespace-character-count="4983"/>
    <meta:user-defined meta:name="Info 1"/>
    <meta:user-defined meta:name="Info 2"/>
    <meta:user-defined meta:name="Info 3"/>
    <meta:user-defined meta:name="Info 4"/>
  </office:meta>
</office:document-meta>
</file>